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8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Hobbies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Pair_Gender</text:p>
          </table:table-cell>
          <table:table-cell table:style-name="Default" office:value-type="string" calcext:value-type="string">
            <text:p>Birth_Date</text:p>
          </table:table-cell>
          <table:table-cell office:value-type="string" calcext:value-type="string">
            <text:p>Host_Has_Animal</text:p>
          </table:table-cell>
          <table:table-cell office:value-type="string" calcext:value-type="string">
            <text:p>Host_Food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Musique, Jeux vidéo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emme</text:p>
          </table:table-cell>
          <table:table-cell office:value-type="date" office:date-value="1999-06-20" calcext:value-type="date">
            <text:p>1999-06-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Lecture, Yoga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mme</text:p>
          </table:table-cell>
          <table:table-cell office:value-type="date" office:date-value="2000-03-12" calcext:value-type="date">
            <text:p>2000-03-1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égérarien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Cinéma, Lecture</text:p>
          </table:table-cell>
          <table:table-cell table:number-columns-repeated="2" office:value-type="string" calcext:value-type="string">
            <text:p>Homme</text:p>
          </table:table-cell>
          <table:table-cell office:value-type="date" office:date-value="1994-08-05" calcext:value-type="date">
            <text:p>1994-08-0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égéralien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Danse, Cuisine</text:p>
          </table:table-cell>
          <table:table-cell table:number-columns-repeated="2" office:value-type="string" calcext:value-type="string">
            <text:p>Femme</text:p>
          </table:table-cell>
          <table:table-cell office:value-type="date" office:date-value="1998-11-30" calcext:value-type="date">
            <text:p>1998-11-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Hobbies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Pair_Gender</text:p>
          </table:table-cell>
          <table:table-cell table:style-name="Default" office:value-type="string" calcext:value-type="string">
            <text:p>Birth_Date</text:p>
          </table:table-cell>
          <table:table-cell office:value-type="string" calcext:value-type="string">
            <text:p>Guest_Animal_Allergy</text:p>
          </table:table-cell>
          <table:table-cell office:value-type="string" calcext:value-type="string">
            <text:p>Guest_Food_Constraint</text:p>
          </table:table-cell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Musique, Cinéma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mme</text:p>
          </table:table-cell>
          <table:table-cell office:value-type="date" office:date-value="1998-05-15" calcext:value-type="date">
            <text:p>1998-05-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Lecture, Yoga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emme</text:p>
          </table:table-cell>
          <table:table-cell office:value-type="date" office:date-value="1999-11-10" calcext:value-type="date">
            <text:p>1999-11-1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égétarien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Cinéma </text:p>
          </table:table-cell>
          <table:table-cell table:number-columns-repeated="2" office:value-type="string" calcext:value-type="string">
            <text:p>Homme</text:p>
          </table:table-cell>
          <table:table-cell office:value-type="date" office:date-value="1993-12-22" calcext:value-type="date">
            <text:p>1993-12-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Danse, Yoga</text:p>
          </table:table-cell>
          <table:table-cell table:number-columns-repeated="2" office:value-type="string" calcext:value-type="string">
            <text:p>Femme</text:p>
          </table:table-cell>
          <table:table-cell office:value-type="date" office:date-value="1997-09-18" calcext:value-type="date">
            <text:p>1997-09-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égétarien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1:17:26.557297800</meta:creation-date>
    <meta:generator>LibreOffice/25.2.2.2$Windows_X86_64 LibreOffice_project/7370d4be9e3cf6031a51beef54ff3bda878e3fac</meta:generator>
    <dc:date>2025-05-16T11:23:57.890713500</dc:date>
    <meta:editing-duration>PT6M30S</meta:editing-duration>
    <meta:editing-cycles>3</meta:editing-cycles>
    <meta:document-statistic meta:table-count="1" meta:cell-count="70" meta:object-count="0"/>
  </office:meta>
</office:document-meta>
</file>